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263.25pt"/>
    </style:style>
    <style:style style:name="co5" style:family="table-column">
      <style:table-column-properties fo:break-before="auto" style:column-width="416.24pt"/>
    </style:style>
    <style:style style:name="co6" style:family="table-column">
      <style:table-column-properties fo:break-before="auto" style:column-width="46.49pt"/>
    </style:style>
    <style:style style:name="co7" style:family="table-column">
      <style:table-column-properties fo:break-before="auto" style:column-width="127.5pt"/>
    </style:style>
    <style:style style:name="co8" style:family="table-column">
      <style:table-column-properties fo:break-before="auto" style:column-width="120.76pt"/>
    </style:style>
    <style:style style:name="co9" style:family="table-column">
      <style:table-column-properties fo:break-before="auto" style:column-width="215.26pt"/>
    </style:style>
    <style:style style:name="co10" style:family="table-column">
      <style:table-column-properties fo:break-before="auto" style:column-width="119.99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08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qry_5f_blendcomposition_5f_detail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Normal_5f_Sheet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Sheet1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5f_Sheet1">
      <style:table-cell-properties style:diagonal-bl-tr="none" style:diagonal-tl-br="none" style:text-align-source="value-type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5f_Sheet1" style:data-style-name="N10">
      <style:table-cell-properties style:diagonal-bl-tr="none" style:diagonal-tl-br="none" style:text-align-source="fix" style:repeat-content="false" fo:background-color="transparent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ry_blendcomposition_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Gas_ID</text:p>
          </table:table-cell>
          <table:table-cell table:style-name="ce1" office:value-type="string" calcext:value-type="string">
            <text:p>shortlisted</text:p>
          </table:table-cell>
          <table:table-cell table:style-name="ce1" office:value-type="string" calcext:value-type="string">
            <text:p>Gas_Group</text:p>
          </table:table-cell>
          <table:table-cell table:style-name="ce1" office:value-type="string" calcext:value-type="string">
            <text:p>GG_name</text:p>
          </table:table-cell>
          <table:table-cell table:style-name="ce1" office:value-type="string" calcext:value-type="string">
            <text:p>gas_name_display</text:p>
          </table:table-cell>
          <table:table-cell table:style-name="ce1" office:value-type="string" calcext:value-type="string">
            <text:p>gas_name_IA</text:p>
          </table:table-cell>
          <table:table-cell table:style-name="ce1" office:value-type="string" calcext:value-type="string">
            <text:p>Component_ID</text:p>
          </table:table-cell>
          <table:table-cell table:style-name="ce1" office:value-type="string" calcext:value-type="string">
            <text:p>comp_group</text:p>
          </table:table-cell>
          <table:table-cell table:style-name="ce1" office:value-type="string" calcext:value-type="string">
            <text:p>Comp_group_name</text:p>
          </table:table-cell>
          <table:table-cell table:style-name="ce1" office:value-type="string" calcext:value-type="string">
            <text:p>component_name_display</text:p>
          </table:table-cell>
          <table:table-cell table:style-name="ce1" office:value-type="string" calcext:value-type="string">
            <text:p>component_name_IA</text:p>
          </table:table-cell>
          <table:table-cell table:style-name="ce1" office:value-type="string" calcext:value-type="string">
            <text:p>reported_other_explanation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GWP_AR4_100</text:p>
          </table:table-cell>
          <table:table-cell table:style-name="ce1" office:value-type="string" calcext:value-type="string">
            <text:p>GWP_AR4_100_HFC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SF6 pseudo-group</text:p>
          </table:table-cell>
          <table:table-cell table:number-columns-repeated="2" table:style-name="ce3" office:value-type="string" calcext:value-type="string">
            <text:p>SF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SF6 pseudo-group</text:p>
          </table:table-cell>
          <table:table-cell table:number-columns-repeated="2" table:style-name="ce3" office:value-type="string" calcext:value-type="string">
            <text:p>SF6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22800" calcext:value-type="float">
            <text:p>228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1 (fluoromethane, methyl fluoride)</text:p>
          </table:table-cell>
          <table:table-cell table:style-name="ce3" office:value-type="string" calcext:value-type="string">
            <text:p>HFC-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1 (fluoromethane, methyl fluoride)</text:p>
          </table:table-cell>
          <table:table-cell table:style-name="ce3" office:value-type="string" calcext:value-type="string">
            <text:p>HFC-4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 (1,1,2,2-tetrafluoroethane)</text:p>
          </table:table-cell>
          <table:table-cell table:style-name="ce3" office:value-type="string" calcext:value-type="string">
            <text:p>HFC-1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 (1,1,2,2-tetrafluoroethane)</text:p>
          </table:table-cell>
          <table:table-cell table:style-name="ce3" office:value-type="string" calcext:value-type="string">
            <text:p>HFC-134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 (1,1,2-trifluoroethane)</text:p>
          </table:table-cell>
          <table:table-cell table:style-name="ce3" office:value-type="string" calcext:value-type="string">
            <text:p>HFC-1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 (1,1,2-trifluoroethane)</text:p>
          </table:table-cell>
          <table:table-cell table:style-name="ce3" office:value-type="string" calcext:value-type="string">
            <text:p>HFC-14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cb (1,1,1,2,2,3-hexafluoropropane)</text:p>
          </table:table-cell>
          <table:table-cell table:style-name="ce3" office:value-type="string" calcext:value-type="string">
            <text:p>HFC-236c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cb (1,1,1,2,2,3-hexafluoropropane)</text:p>
          </table:table-cell>
          <table:table-cell table:style-name="ce3" office:value-type="string" calcext:value-type="string">
            <text:p>HFC-236cb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340" calcext:value-type="float">
            <text:p>1340</text:p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ea (1,1,1,2,3,3-hexafluoropropane)</text:p>
          </table:table-cell>
          <table:table-cell table:style-name="ce3" office:value-type="string" calcext:value-type="string">
            <text:p>HFC-236e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ea (1,1,1,2,3,3-hexafluoropropane)</text:p>
          </table:table-cell>
          <table:table-cell table:style-name="ce3" office:value-type="string" calcext:value-type="string">
            <text:p>HFC-236e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370" calcext:value-type="float">
            <text:p>1370</text:p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ca (1,1,2,2,3-pentafluoropropane)</text:p>
          </table:table-cell>
          <table:table-cell table:style-name="ce3" office:value-type="string" calcext:value-type="string">
            <text:p>HFC-245c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ca (1,1,2,2,3-pentafluoropropane)</text:p>
          </table:table-cell>
          <table:table-cell table:style-name="ce3" office:value-type="string" calcext:value-type="string">
            <text:p>HFC-245c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693" calcext:value-type="float">
            <text:p>693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7390" calcext:value-type="float">
            <text:p>73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16 (C2F6)</text:p>
          </table:table-cell>
          <table:table-cell table:style-name="ce3" office:value-type="string" calcext:value-type="string">
            <text:p>PFC-1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16 (C2F6)</text:p>
          </table:table-cell>
          <table:table-cell table:style-name="ce3" office:value-type="string" calcext:value-type="string">
            <text:p>PFC-116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12200" calcext:value-type="float">
            <text:p>122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c-318 (c-C4F8)</text:p>
          </table:table-cell>
          <table:table-cell table:style-name="ce3" office:value-type="string" calcext:value-type="string">
            <text:p>PFC-c-3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c-318 (c-C4F8)</text:p>
          </table:table-cell>
          <table:table-cell table:style-name="ce3" office:value-type="string" calcext:value-type="string">
            <text:p>PFC-c-318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10300" calcext:value-type="float">
            <text:p>10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3-1-10 (C4F10)</text:p>
          </table:table-cell>
          <table:table-cell table:style-name="ce3" office:value-type="string" calcext:value-type="string">
            <text:p>PFC-3-1-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3-1-10 (C4F10)</text:p>
          </table:table-cell>
          <table:table-cell table:style-name="ce3" office:value-type="string" calcext:value-type="string">
            <text:p>PFC-3-1-10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8860" calcext:value-type="float">
            <text:p>88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4-1-12 (C5F12)</text:p>
          </table:table-cell>
          <table:table-cell table:style-name="ce3" office:value-type="string" calcext:value-type="string">
            <text:p>PFC-4-1-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4-1-12 (C5F12)</text:p>
          </table:table-cell>
          <table:table-cell table:style-name="ce3" office:value-type="string" calcext:value-type="string">
            <text:p>PFC-4-1-1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9160" calcext:value-type="float">
            <text:p>91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5-1-14 (C6F14)</text:p>
          </table:table-cell>
          <table:table-cell table:style-name="ce3" office:value-type="string" calcext:value-type="string">
            <text:p>PFC-5-1-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5-1-14 (C6F14)</text:p>
          </table:table-cell>
          <table:table-cell table:style-name="ce3" office:value-type="string" calcext:value-type="string">
            <text:p>PFC-5-1-14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4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44" calcext:value-type="percentage">
            <text:p>44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4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04" calcext:value-type="percentage">
            <text:p>4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52" calcext:value-type="percentage">
            <text:p>52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3" calcext:value-type="percentage">
            <text:p>23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52" calcext:value-type="percentage">
            <text:p>5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7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7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0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0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70%; Other (no F-gas of Regulation (EC) 842/2006):30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70%; Other (no F-gas of Regulation (EC) 842/2006):30%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E-170 (Dimethyl ether)</text:p>
          </table:table-cell>
          <table:table-cell table:style-name="ce3" office:value-type="string" calcext:value-type="string">
            <text:p>Dimethyl ether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86%; C3F8:9%; Other (no F-gas of Regulation (EC) 842/2006):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86" calcext:value-type="percentage">
            <text:p>86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86%; C3F8:9%; Other (no F-gas of Regulation (EC) 842/2006):5%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3"/>
          <table:table-cell table:style-name="ce4" office:value-type="percentage" office:value="0.09" calcext:value-type="percentage">
            <text:p>9%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86%; C3F8:9%; Other (no F-gas of Regulation (EC) 842/2006):5%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290 (Propane)</text:p>
          </table:table-cell>
          <table:table-cell table:style-name="ce3" office:value-type="string" calcext:value-type="string">
            <text:p>Propane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466" calcext:value-type="percentage">
            <text:p>4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34" calcext:value-type="percentage">
            <text:p>3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851" calcext:value-type="percentage">
            <text:p>8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115" calcext:value-type="percentage">
            <text:p>1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34" calcext:value-type="percentage">
            <text:p>3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651" calcext:value-type="percentage">
            <text:p>6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315" calcext:value-type="percentage">
            <text:p>3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D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34" calcext:value-type="percentage">
            <text:p>3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4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05" calcext:value-type="percentage">
            <text:p>5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4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7" calcext:value-type="percentage">
            <text:p>47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4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1" calcext:value-type="percentage">
            <text:p>1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4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09" calcext:value-type="percentage">
            <text:p>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4A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1A (Isopentane)</text:p>
          </table:table-cell>
          <table:table-cell table:style-name="ce3" office:value-type="string" calcext:value-type="string">
            <text:p>Isopen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6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051" calcext:value-type="percentage">
            <text:p>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6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93" calcext:value-type="percentage">
            <text:p>93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6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13" calcext:value-type="percentage">
            <text:p>1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6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7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7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7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7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8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775" calcext:value-type="percentage">
            <text:p>78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8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8A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290 (Propane)</text:p>
          </table:table-cell>
          <table:table-cell table:style-name="ce3" office:value-type="string" calcext:value-type="string">
            <text:p>Prop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8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19" calcext:value-type="percentage">
            <text:p>2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4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632" calcext:value-type="percentage">
            <text:p>6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4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16" calcext:value-type="percentage">
            <text:p>16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18" calcext:value-type="percentage">
            <text:p>18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4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28" calcext:value-type="percentage">
            <text:p>3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7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95" calcext:value-type="percentage">
            <text:p>2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7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785" calcext:value-type="percentage">
            <text:p>79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7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14" calcext:value-type="percentage">
            <text:p>1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7A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1 (Pentane)</text:p>
          </table:table-cell>
          <table:table-cell table:style-name="ce3" office:value-type="string" calcext:value-type="string">
            <text:p>Pen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8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46" calcext:value-type="percentage">
            <text:p>46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8B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16 (C2F6)</text:p>
          </table:table-cell>
          <table:table-cell table:style-name="ce3" office:value-type="string" calcext:value-type="string">
            <text:p>PFC-116</text:p>
          </table:table-cell>
          <table:table-cell table:style-name="ce3"/>
          <table:table-cell table:style-name="ce4" office:value-type="percentage" office:value="0.54" calcext:value-type="percentage">
            <text:p>54%</text:p>
          </table:table-cell>
          <table:table-cell table:style-name="ce2" office:value-type="float" office:value="12200" calcext:value-type="float">
            <text:p>122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8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07" calcext:value-type="percentage">
            <text:p>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8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46" calcext:value-type="percentage">
            <text:p>46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8A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47" calcext:value-type="percentage">
            <text:p>4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3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88" calcext:value-type="percentage">
            <text:p>88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3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3"/>
          <table:table-cell table:style-name="ce4" office:value-type="percentage" office:value="0.09" calcext:value-type="percentage">
            <text:p>9%</text:p>
          </table:table-cell>
          <table:table-cell table:number-columns-repeated="2" table:style-name="ce2" office:value-type="float" office:value="8830" calcext:value-type="float">
            <text:p>8830</text:p>
          </table:table-cell>
          <table:table-cell table:number-columns-repeated="100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3A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5" calcext:value-type="percentage">
            <text:p>5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2" calcext:value-type="percentage">
            <text:p>4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2B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13%; HFC-365mfc:87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13%; HFC-365mfc:87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87" calcext:value-type="percentage">
            <text:p>87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3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525" calcext:value-type="percentage">
            <text:p>53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2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475" calcext:value-type="percentage">
            <text:p>48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1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1A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87" calcext:value-type="percentage">
            <text:p>8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1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11" calcext:value-type="percentage">
            <text:p>11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1B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89" calcext:value-type="percentage">
            <text:p>89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2A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HCFC-22</text:p>
          </table:table-cell>
          <table:table-cell table:style-name="ce4" office:value-type="percentage" office:value="0.38" calcext:value-type="percentage">
            <text:p>3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2A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290 (Propane)</text:p>
          </table:table-cell>
          <table:table-cell table:style-name="ce3" office:value-type="string" calcext:value-type="string">
            <text:p>Propane</text:p>
          </table:table-cell>
          <table:table-cell table:style-name="ce3"/>
          <table:table-cell table:style-name="ce4" office:value-type="percentage" office:value="0.02" calcext:value-type="percentage">
            <text:p>2%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07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8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39" calcext:value-type="percentage">
            <text:p>39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08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16 (C2F6)</text:p>
          </table:table-cell>
          <table:table-cell table:style-name="ce3" office:value-type="string" calcext:value-type="string">
            <text:p>PFC-116</text:p>
          </table:table-cell>
          <table:table-cell table:style-name="ce3"/>
          <table:table-cell table:style-name="ce4" office:value-type="percentage" office:value="0.61" calcext:value-type="percentage">
            <text:p>61%</text:p>
          </table:table-cell>
          <table:table-cell table:number-columns-repeated="2" table:style-name="ce2" office:value-type="float" office:value="12200" calcext:value-type="float">
            <text:p>12200</text:p>
          </table:table-cell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R-403B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3"/>
          <table:table-cell table:style-name="ce4" office:value-type="percentage" office:value="0.39" calcext:value-type="percentage">
            <text:p>39%</text:p>
          </table:table-cell>
          <table:table-cell table:number-columns-repeated="2" table:style-name="ce2" office:value-type="float" office:value="8830" calcext:value-type="float">
            <text:p>8830</text:p>
          </table:table-cell>
          <table:table-cell table:number-columns-repeated="100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R-403B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61" calcext:value-type="percentage">
            <text:p>61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12%; Other (no F-gas of Regulation (EC) 842/2006): 88%;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12" calcext:value-type="percentage">
            <text:p>1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12%; Other (no F-gas of Regulation (EC) 842/2006): 88%;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88" calcext:value-type="percentage">
            <text:p>8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 50%; Other (no F-gas of Regulation (EC) 842/2006): 50%;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 50%; Other (no F-gas of Regulation (EC) 842/2006): 50%;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79" calcext:value-type="percentage">
            <text:p>79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183" calcext:value-type="percentage">
            <text:p>18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17B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27" calcext:value-type="percentage">
            <text:p>3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C2F6: 6.5%; Other (no F-gas of Regulation (EC) 842/2006): 93.5%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16 (C2F6)</text:p>
          </table:table-cell>
          <table:table-cell table:style-name="ce3" office:value-type="string" calcext:value-type="string">
            <text:p>PFC-116</text:p>
          </table:table-cell>
          <table:table-cell table:style-name="ce3"/>
          <table:table-cell table:style-name="ce4" office:value-type="percentage" office:value="0.065" calcext:value-type="percentage">
            <text:p>7%</text:p>
          </table:table-cell>
          <table:table-cell table:number-columns-repeated="2" table:style-name="ce2" office:value-type="float" office:value="12200" calcext:value-type="float">
            <text:p>12200</text:p>
          </table:table-cell>
          <table:table-cell table:number-columns-repeated="100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C2F6: 6.5%; Other (no F-gas of Regulation (EC) 842/2006): 93.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xygen</text:p>
          </table:table-cell>
          <table:table-cell table:style-name="ce4" office:value-type="percentage" office:value="0.935" calcext:value-type="percentage">
            <text:p>9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 (1,2-difluoroethane)</text:p>
          </table:table-cell>
          <table:table-cell table:style-name="ce3" office:value-type="string" calcext:value-type="string">
            <text:p>HFC-15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 (1,2-difluoroethane)</text:p>
          </table:table-cell>
          <table:table-cell table:style-name="ce3" office:value-type="string" calcext:value-type="string">
            <text:p>HFC-15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61 (fluoroethane, ethyl fluoride)</text:p>
          </table:table-cell>
          <table:table-cell table:style-name="ce3" office:value-type="string" calcext:value-type="string">
            <text:p>HFC-1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61 (fluoroethane, ethyl fluoride)</text:p>
          </table:table-cell>
          <table:table-cell table:style-name="ce3" office:value-type="string" calcext:value-type="string">
            <text:p>HFC-16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CFC-1233xf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CFC-1233xf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CFC-1233zd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CFC-1233zd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4.5" calcext:value-type="float">
            <text:p>4.5</text:p>
          </table:table-cell>
          <table:table-cell table:number-columns-repeated="100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z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ze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336mzz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336mzz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- (CF2)4CH (OH) -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- (CF2)4CH (OH) -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2,2,3,3,3-pentafluoropropanol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2,2,3,3,3-pentafluoropropanol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bis(trifluoromethyl)-methanol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bis(trifluoromethyl)-methanol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CFE-235da2 (isofluorane)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CFE-235da2 (isofluorane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 263fb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 263fb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 365 mcf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 365 mcf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2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25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4900" calcext:value-type="float">
            <text:p>14900</text:p>
          </table:table-cell>
          <table:table-cell table:number-columns-repeated="100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34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34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6320" calcext:value-type="float">
            <text:p>6320</text:p>
          </table:table-cell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43a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143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756" calcext:value-type="float">
            <text:p>756</text:p>
          </table:table-cell>
          <table:table-cell table:number-columns-repeated="100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27ea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27e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540" calcext:value-type="float">
            <text:p>1540</text:p>
          </table:table-cell>
          <table:table-cell table:number-columns-repeated="100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ca12 (HG-10)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ca12 (HG-10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2800" calcext:value-type="float">
            <text:p>2800</text:p>
          </table:table-cell>
          <table:table-cell table:number-columns-repeated="100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ea2 (desfluoran)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ea2 (desfluoran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989" calcext:value-type="float">
            <text:p>989</text:p>
          </table:table-cell>
          <table:table-cell table:number-columns-repeated="100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fa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36fa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cb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cb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708" calcext:value-type="float">
            <text:p>708</text:p>
          </table:table-cell>
          <table:table-cell table:number-columns-repeated="100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fa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fa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fa2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45fa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659" calcext:value-type="float">
            <text:p>659</text:p>
          </table:table-cell>
          <table:table-cell table:number-columns-repeated="100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54cb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254cb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29 mcc2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29 mcc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919" calcext:value-type="float">
            <text:p>919</text:p>
          </table:table-cell>
          <table:table-cell table:number-columns-repeated="100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 mcf2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 mcf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mmz1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mmz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pcc13 (HG-01) 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38pcc13 (HG-01) 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100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f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f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mmy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mmy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343" calcext:value-type="float">
            <text:p>343</text:p>
          </table:table-cell>
          <table:table-cell table:number-columns-repeated="100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pcf2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pcf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 mec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 mec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table:number-columns-repeated="100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mm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mm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c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c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f2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f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265" calcext:value-type="float">
            <text:p>265</text:p>
          </table:table-cell>
          <table:table-cell table:number-columns-repeated="100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f3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56pcf3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02" calcext:value-type="float">
            <text:p>502</text:p>
          </table:table-cell>
          <table:table-cell table:number-columns-repeated="100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74pc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74pc2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43-10pccc124 (H-Galden 1040x) HG-1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43-10pccc124 (H-Galden 1040x) HG-11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870" calcext:value-type="float">
            <text:p>1870</text:p>
          </table:table-cell>
          <table:table-cell table:number-columns-repeated="100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449sl (HFE-7100)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449sl (HFE-7100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297" calcext:value-type="float">
            <text:p>297</text:p>
          </table:table-cell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569sf2 (HFE-7200)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569sf2 (HFE-7200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NF3 (nitrogen trifluoride)</text:p>
          </table:table-cell>
          <table:table-cell table:style-name="ce3" office:value-type="string" calcext:value-type="string">
            <text:p>nitrogen trifluoride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NF3 (nitrogen trifluoride)</text:p>
          </table:table-cell>
          <table:table-cell table:style-name="ce3" office:value-type="string" calcext:value-type="string">
            <text:p>nitrogen trifluoride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7200" calcext:value-type="float">
            <text:p>17200</text:p>
          </table:table-cell>
          <table:table-cell table:number-columns-repeated="100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c-C3F6 (perfluorocyclopropane)</text:p>
          </table:table-cell>
          <table:table-cell table:style-name="ce3" office:value-type="string" calcext:value-type="string">
            <text:p>perfluorocyclopropane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c-C3F6 (perfluorocyclopropane)</text:p>
          </table:table-cell>
          <table:table-cell table:style-name="ce3" office:value-type="string" calcext:value-type="string">
            <text:p>perfluorocyclopropane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7340" calcext:value-type="float">
            <text:p>17340</text:p>
          </table:table-cell>
          <table:table-cell table:number-columns-repeated="100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PFPMIE (perfluoropolymethylisopropylether)</text:p>
          </table:table-cell>
          <table:table-cell table:style-name="ce3" office:value-type="string" calcext:value-type="string">
            <text:p>perfluoropolymethylisopropylether (PFPMIE)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PFPMIE (perfluoropolymethylisopropylether)</text:p>
          </table:table-cell>
          <table:table-cell table:style-name="ce3" office:value-type="string" calcext:value-type="string">
            <text:p>perfluoropolymethylisopropylether (PFPMIE)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0300" calcext:value-type="float">
            <text:p>10300</text:p>
          </table:table-cell>
          <table:table-cell table:number-columns-repeated="100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SF5CF3 (trifluoromethyl sulphur pentafluoride)</text:p>
          </table:table-cell>
          <table:table-cell table:style-name="ce3" office:value-type="string" calcext:value-type="string">
            <text:p>trifluoromethyl sulphur pentafluoride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SF5CF3 (trifluoromethyl sulphur pentafluoride)</text:p>
          </table:table-cell>
          <table:table-cell table:style-name="ce3" office:value-type="string" calcext:value-type="string">
            <text:p>trifluoromethyl sulphur pentafluoride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17700" calcext:value-type="float">
            <text:p>17700</text:p>
          </table:table-cell>
          <table:table-cell table:number-columns-repeated="100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Unspecified mix of F-gases containing HFCs for destruction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number-columns-repeated="2" table:style-name="ce3" office:value-type="string" calcext:value-type="string">
            <text:p>unspecified gas for destruction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2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31" calcext:value-type="percentage">
            <text:p>31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31" calcext:value-type="percentage">
            <text:p>3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2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2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2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8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085" calcext:value-type="percentage">
            <text:p>9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8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45" calcext:value-type="percentage">
            <text:p>4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8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42" calcext:value-type="percentage">
            <text:p>44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8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17" calcext:value-type="percentage">
            <text:p>2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38A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1A (Isopentane)</text:p>
          </table:table-cell>
          <table:table-cell table:style-name="ce3" office:value-type="string" calcext:value-type="string">
            <text:p>Isopen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93%; HFC-227ea: 7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07" calcext:value-type="percentage">
            <text:p>7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93%; HFC-227ea: 7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93" calcext:value-type="percentage">
            <text:p>93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 60%; Dimethyl ether: 40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52a: 60%; Dimethyl ether: 40%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E-170 (Dimethyl ether)</text:p>
          </table:table-cell>
          <table:table-cell table:style-name="ce3" office:value-type="string" calcext:value-type="string">
            <text:p>Dimethyl ether</text:p>
          </table:table-cell>
          <table:table-cell table:style-name="ce3"/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Dimethyl ether: 60%; HFC-152a: 40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4" calcext:value-type="percentage">
            <text:p>40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Dimethyl ether: 60%; HFC-152a: 40%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E-170 (Dimethyl ether)</text:p>
          </table:table-cell>
          <table:table-cell table:style-name="ce3" office:value-type="string" calcext:value-type="string">
            <text:p>Dimethyl ether</text:p>
          </table:table-cell>
          <table:table-cell table:style-name="ce3"/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ze: 58%; HFC-134a: 42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2" calcext:value-type="percentage">
            <text:p>42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ze: 58%; HFC-134a: 42%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ze</text:p>
          </table:table-cell>
          <table:table-cell table:style-name="ce3"/>
          <table:table-cell table:style-name="ce4" office:value-type="percentage" office:value="0.58" calcext:value-type="percentage">
            <text:p>58%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7%; HFC-152a: 13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87" calcext:value-type="percentage">
            <text:p>87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7%; HFC-152a: 13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52a (1,1-difluoroethane)</text:p>
          </table:table-cell>
          <table:table-cell table:style-name="ce3" office:value-type="string" calcext:value-type="string">
            <text:p>HFC-152a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92%; HFC-227ea: 8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08" calcext:value-type="percentage">
            <text:p>8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92%; HFC-227ea: 8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92" calcext:value-type="percentage">
            <text:p>92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51%; HFC-236fa: 30.35%; HFC-23: 22.05%; HFC-125: 11.02%; Other (Argon): 6.07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205" calcext:value-type="percentage">
            <text:p>22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51%; HFC-236fa: 30.35%; HFC-23: 22.05%; HFC-125: 11.02%; Other (Argon): 6.07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102" calcext:value-type="percentage">
            <text:p>1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51%; HFC-236fa: 30.35%; HFC-23: 22.05%; HFC-125: 11.02%; Other (Argon): 6.07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035" calcext:value-type="percentage">
            <text:p>30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51%; HFC-236fa: 30.35%; HFC-23: 22.05%; HFC-125: 11.02%; Other (Argon): 6.07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051" calcext:value-type="percentage">
            <text:p>3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51%; HFC-236fa: 30.35%; HFC-23: 22.05%; HFC-125: 11.02%; Other (Argon): 6.07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07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91%; HFC-236fa: 29.52%; HFC-23: 23.94%; HFC-125: 10.73%; Other (Argon): 3.9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394" calcext:value-type="percentage">
            <text:p>24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91%; HFC-236fa: 29.52%; HFC-23: 23.94%; HFC-125: 10.73%; Other (Argon): 3.9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073" calcext:value-type="percentage">
            <text:p>1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91%; HFC-236fa: 29.52%; HFC-23: 23.94%; HFC-125: 10.73%; Other (Argon): 3.9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2952" calcext:value-type="percentage">
            <text:p>30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91%; HFC-236fa: 29.52%; HFC-23: 23.94%; HFC-125: 10.73%; Other (Argon): 3.9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191" calcext:value-type="percentage">
            <text:p>32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91%; HFC-236fa: 29.52%; HFC-23: 23.94%; HFC-125: 10.73%; Other (Argon): 3.9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39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8.56%; HFC-125: 25.49%; HFC-23: 16.7%; Other (Argon): 9.2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8.56%; HFC-125: 25.49%; HFC-23: 16.7%; Other (Argon): 9.2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49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8.56%; HFC-125: 25.49%; HFC-23: 16.7%; Other (Argon): 9.25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4856" calcext:value-type="percentage">
            <text:p>49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8.56%; HFC-125: 25.49%; HFC-23: 16.7%; Other (Argon): 9.2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925" calcext:value-type="percentage">
            <text:p>9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0.95%; HFC-23: 29.64%; HFC-125: 13.09%; HFC-245fa: 9.85%; Other (Argon): 6.47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964" calcext:value-type="percentage">
            <text:p>30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0.95%; HFC-23: 29.64%; HFC-125: 13.09%; HFC-245fa: 9.85%; Other (Argon): 6.47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309" calcext:value-type="percentage">
            <text:p>1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0.95%; HFC-23: 29.64%; HFC-125: 13.09%; HFC-245fa: 9.85%; Other (Argon): 6.47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0985" calcext:value-type="percentage">
            <text:p>10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0.95%; HFC-23: 29.64%; HFC-125: 13.09%; HFC-245fa: 9.85%; Other (Argon): 6.47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4095" calcext:value-type="percentage">
            <text:p>4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40.95%; HFC-23: 29.64%; HFC-125: 13.09%; HFC-245fa: 9.85%; Other (Argon): 6.47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47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8.2%; HFC-125: 19.1%; HFC-23: 18.13%; HFC-245fa: 14.38%; Other (Argon): 10.19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813" calcext:value-type="percentage">
            <text:p>18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8.2%; HFC-125: 19.1%; HFC-23: 18.13%; HFC-245fa: 14.38%; Other (Argon): 10.19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91" calcext:value-type="percentage">
            <text:p>19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8.2%; HFC-125: 19.1%; HFC-23: 18.13%; HFC-245fa: 14.38%; Other (Argon): 10.19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1438" calcext:value-type="percentage">
            <text:p>14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8.2%; HFC-125: 19.1%; HFC-23: 18.13%; HFC-245fa: 14.38%; Other (Argon): 10.19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82" calcext:value-type="percentage">
            <text:p>38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8.2%; HFC-125: 19.1%; HFC-23: 18.13%; HFC-245fa: 14.38%; Other (Argon): 10.19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1019" calcext:value-type="percentage">
            <text:p>1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.42%; PFC-14: 27.99%; HFC-23: 16%; Other (Argon): 10.66%; HFC-125: 6.93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6" calcext:value-type="percentage">
            <text:p>16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.42%; PFC-14: 27.99%; HFC-23: 16%; Other (Argon): 10.66%; HFC-125: 6.93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0693" calcext:value-type="percentage">
            <text:p>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.42%; PFC-14: 27.99%; HFC-23: 16%; Other (Argon): 10.66%; HFC-125: 6.93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842" calcext:value-type="percentage">
            <text:p>38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.42%; PFC-14: 27.99%; HFC-23: 16%; Other (Argon): 10.66%; HFC-125: 6.93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799" calcext:value-type="percentage">
            <text:p>28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.42%; PFC-14: 27.99%; HFC-23: 16%; Other (Argon): 10.66%; HFC-125: 6.9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1066" calcext:value-type="percentage">
            <text:p>11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.3%; PFC-14: 29.8%; HFC-23: 19.53%; HFC-125: 13.31%; Other (Argon): 4.06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953" calcext:value-type="percentage">
            <text:p>20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.3%; PFC-14: 29.8%; HFC-23: 19.53%; HFC-125: 13.31%; Other (Argon): 4.06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331" calcext:value-type="percentage">
            <text:p>1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.3%; PFC-14: 29.8%; HFC-23: 19.53%; HFC-125: 13.31%; Other (Argon): 4.06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33" calcext:value-type="percentage">
            <text:p>33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.3%; PFC-14: 29.8%; HFC-23: 19.53%; HFC-125: 13.31%; Other (Argon): 4.06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98" calcext:value-type="percentage">
            <text:p>30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.3%; PFC-14: 29.8%; HFC-23: 19.53%; HFC-125: 13.31%; Other (Argon): 4.06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06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14%; HFC-245fa: 30.83%; HFC-23: 23.25%; HFC-125: 12.32%; Other (Argon): 2.46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325" calcext:value-type="percentage">
            <text:p>23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14%; HFC-245fa: 30.83%; HFC-23: 23.25%; HFC-125: 12.32%; Other (Argon): 2.46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232" calcext:value-type="percentage">
            <text:p>12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14%; HFC-245fa: 30.83%; HFC-23: 23.25%; HFC-125: 12.32%; Other (Argon): 2.46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3083" calcext:value-type="percentage">
            <text:p>31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14%; HFC-245fa: 30.83%; HFC-23: 23.25%; HFC-125: 12.32%; Other (Argon): 2.46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114" calcext:value-type="percentage">
            <text:p>3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14%; HFC-245fa: 30.83%; HFC-23: 23.25%; HFC-125: 12.32%; Other (Argon): 2.46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246" calcext:value-type="percentage">
            <text:p>2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5.75%; HFC-245fa: 20.44%; HFC-23: 19.35%; HFC-125: 17.56%; Other (Argon): 6.9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935" calcext:value-type="percentage">
            <text:p>19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5.75%; HFC-245fa: 20.44%; HFC-23: 19.35%; HFC-125: 17.56%; Other (Argon): 6.9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756" calcext:value-type="percentage">
            <text:p>18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5.75%; HFC-245fa: 20.44%; HFC-23: 19.35%; HFC-125: 17.56%; Other (Argon): 6.9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2044" calcext:value-type="percentage">
            <text:p>20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5.75%; HFC-245fa: 20.44%; HFC-23: 19.35%; HFC-125: 17.56%; Other (Argon): 6.9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575" calcext:value-type="percentage">
            <text:p>36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5.75%; HFC-245fa: 20.44%; HFC-23: 19.35%; HFC-125: 17.56%; Other (Argon): 6.9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9" calcext:value-type="percentage">
            <text:p>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25%; HFC-236fa: 31.25%; HFC-125: 15.63%; HFC-23: 15.63%; Other (Argon): 6.2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563" calcext:value-type="percentage">
            <text:p>16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25%; HFC-236fa: 31.25%; HFC-125: 15.63%; HFC-23: 15.63%; Other (Argon): 6.2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563" calcext:value-type="percentage">
            <text:p>16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25%; HFC-236fa: 31.25%; HFC-125: 15.63%; HFC-23: 15.63%; Other (Argon): 6.24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125" calcext:value-type="percentage">
            <text:p>31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25%; HFC-236fa: 31.25%; HFC-125: 15.63%; HFC-23: 15.63%; Other (Argon): 6.2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125" calcext:value-type="percentage">
            <text:p>3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1.25%; HFC-236fa: 31.25%; HFC-125: 15.63%; HFC-23: 15.63%; Other (Argon): 6.2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24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23.53%; HFC-236fa: 23.53%; HFC-125: 23.53%; HFC-23: 23.53%; Other (Argon): 5.88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353" calcext:value-type="percentage">
            <text:p>24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23.53%; HFC-236fa: 23.53%; HFC-125: 23.53%; HFC-23: 23.53%; Other (Argon): 5.88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353" calcext:value-type="percentage">
            <text:p>24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23.53%; HFC-236fa: 23.53%; HFC-125: 23.53%; HFC-23: 23.53%; Other (Argon): 5.88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2353" calcext:value-type="percentage">
            <text:p>24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23.53%; HFC-236fa: 23.53%; HFC-125: 23.53%; HFC-23: 23.53%; Other (Argon): 5.88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353" calcext:value-type="percentage">
            <text:p>24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23.53%; HFC-236fa: 23.53%; HFC-125: 23.53%; HFC-23: 23.53%; Other (Argon): 5.8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588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9.99%; PFC-14: 25.89%; HFC-23: 17.5%; HFC-125: 10.23%; Other (Argon): 6.39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75" calcext:value-type="percentage">
            <text:p>18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9.99%; PFC-14: 25.89%; HFC-23: 17.5%; HFC-125: 10.23%; Other (Argon): 6.39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023" calcext:value-type="percentage">
            <text:p>1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9.99%; PFC-14: 25.89%; HFC-23: 17.5%; HFC-125: 10.23%; Other (Argon): 6.39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999" calcext:value-type="percentage">
            <text:p>40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9.99%; PFC-14: 25.89%; HFC-23: 17.5%; HFC-125: 10.23%; Other (Argon): 6.39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589" calcext:value-type="percentage">
            <text:p>26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9.99%; PFC-14: 25.89%; HFC-23: 17.5%; HFC-125: 10.23%; Other (Argon): 6.39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39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5-1-14: 33.334%; PFC-3-1-10: 33.333%; PFC-4-1-12: 33.333%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3-1-10 (C4F10)</text:p>
          </table:table-cell>
          <table:table-cell table:style-name="ce3" office:value-type="string" calcext:value-type="string">
            <text:p>PFC-3-1-10</text:p>
          </table:table-cell>
          <table:table-cell table:style-name="ce3"/>
          <table:table-cell table:style-name="ce4" office:value-type="percentage" office:value="0.33333" calcext:value-type="percentage">
            <text:p>33%</text:p>
          </table:table-cell>
          <table:table-cell table:number-columns-repeated="2" table:style-name="ce2" office:value-type="float" office:value="8860" calcext:value-type="float">
            <text:p>8860</text:p>
          </table:table-cell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5-1-14: 33.334%; PFC-3-1-10: 33.333%; PFC-4-1-12: 33.333%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4-1-12 (C5F12)</text:p>
          </table:table-cell>
          <table:table-cell table:style-name="ce3" office:value-type="string" calcext:value-type="string">
            <text:p>PFC-4-1-12</text:p>
          </table:table-cell>
          <table:table-cell table:style-name="ce3"/>
          <table:table-cell table:style-name="ce4" office:value-type="percentage" office:value="0.33333" calcext:value-type="percentage">
            <text:p>33%</text:p>
          </table:table-cell>
          <table:table-cell table:number-columns-repeated="2" table:style-name="ce2" office:value-type="float" office:value="9160" calcext:value-type="float">
            <text:p>9160</text:p>
          </table:table-cell>
          <table:table-cell table:number-columns-repeated="100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5-1-14: 33.334%; PFC-3-1-10: 33.333%; PFC-4-1-12: 33.333%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5-1-14 (C6F14)</text:p>
          </table:table-cell>
          <table:table-cell table:style-name="ce3" office:value-type="string" calcext:value-type="string">
            <text:p>PFC-5-1-14</text:p>
          </table:table-cell>
          <table:table-cell table:style-name="ce3"/>
          <table:table-cell table:style-name="ce4" office:value-type="percentage" office:value="0.33334" calcext:value-type="percentage">
            <text:p>33%</text:p>
          </table:table-cell>
          <table:table-cell table:number-columns-repeated="2" table:style-name="ce2" office:value-type="float" office:value="9300" calcext:value-type="float">
            <text:p>9300</text:p>
          </table:table-cell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C6F14): 33.334%; Other (C4F10): 33.333%; Other (C5F12): 33.33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5F12</text:p>
          </table:table-cell>
          <table:table-cell table:style-name="ce4" office:value-type="percentage" office:value="0.33333" calcext:value-type="percentage">
            <text:p>3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C6F14): 33.334%; Other (C4F10): 33.333%; Other (C5F12): 33.33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4F10</text:p>
          </table:table-cell>
          <table:table-cell table:style-name="ce4" office:value-type="percentage" office:value="0.33333" calcext:value-type="percentage">
            <text:p>3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C6F14): 33.334%; Other (C4F10): 33.333%; Other (C5F12): 33.33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6F14</text:p>
          </table:table-cell>
          <table:table-cell table:style-name="ce4" office:value-type="percentage" office:value="0.33334" calcext:value-type="percentage">
            <text:p>3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8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6" calcext:value-type="percentage">
            <text:p>26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8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6" calcext:value-type="percentage">
            <text:p>26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8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21" calcext:value-type="percentage">
            <text:p>21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8A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ze</text:p>
          </table:table-cell>
          <table:table-cell table:style-name="ce3"/>
          <table:table-cell table:style-name="ce4" office:value-type="percentage" office:value="0.07" calcext:value-type="percentage">
            <text:p>7%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48A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2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11" calcext:value-type="percentage">
            <text:p>11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9" calcext:value-type="percentage">
            <text:p>59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2A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538" calcext:value-type="percentage">
            <text:p>54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 (Butane)</text:p>
          </table:table-cell>
          <table:table-cell table:style-name="ce3" office:value-type="string" calcext:value-type="string">
            <text:p>Bu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453A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1A (Isopentane)</text:p>
          </table:table-cell>
          <table:table-cell table:style-name="ce3" office:value-type="string" calcext:value-type="string">
            <text:p>Isopentane</text:p>
          </table:table-cell>
          <table:table-cell table:style-name="ce3"/>
          <table:table-cell table:style-name="ce4" office:value-type="percentage" office:value="0.006" calcext:value-type="percentage">
            <text:p>1%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13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4" calcext:value-type="percentage">
            <text:p>44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R-513A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56" calcext:value-type="percentage">
            <text:p>56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65%; perfluoropolymethylisopropylether (PFPMIE): 35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65" calcext:value-type="percentage">
            <text:p>65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65%; perfluoropolymethylisopropylether (PFPMIE): 35%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ther perfluorinated compounds</text:p>
          </table:table-cell>
          <table:table-cell table:style-name="ce3" office:value-type="string" calcext:value-type="string">
            <text:p>PFPMIE (perfluoropolymethylisopropylether)</text:p>
          </table:table-cell>
          <table:table-cell table:style-name="ce3" office:value-type="string" calcext:value-type="string">
            <text:p>perfluoropolymethylisopropylether (PFPMIE)</text:p>
          </table:table-cell>
          <table:table-cell table:style-name="ce3"/>
          <table:table-cell table:style-name="ce4" office:value-type="percentage" office:value="0.35" calcext:value-type="percentage">
            <text:p>35%</text:p>
          </table:table-cell>
          <table:table-cell table:number-columns-repeated="2" table:style-name="ce2" office:value-type="float" office:value="10300" calcext:value-type="float">
            <text:p>10300</text:p>
          </table:table-cell>
          <table:table-cell table:number-columns-repeated="100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70%; Other (t-DCE): 30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7" calcext:value-type="percentage">
            <text:p>70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70%; Other (t-DCE): 30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-DCE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9%; HFC-125: 11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1" calcext:value-type="percentage">
            <text:p>1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9%; HFC-125: 11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89" calcext:value-type="percentage">
            <text:p>89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3-1-10: 33.334%; PFC-5-1-14: 33.333%; PFC-4-1-12: 33.333%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3-1-10 (C4F10)</text:p>
          </table:table-cell>
          <table:table-cell table:style-name="ce3" office:value-type="string" calcext:value-type="string">
            <text:p>PFC-3-1-10</text:p>
          </table:table-cell>
          <table:table-cell table:style-name="ce3"/>
          <table:table-cell table:style-name="ce4" office:value-type="percentage" office:value="0.33334" calcext:value-type="percentage">
            <text:p>33%</text:p>
          </table:table-cell>
          <table:table-cell table:number-columns-repeated="2" table:style-name="ce2" office:value-type="float" office:value="8860" calcext:value-type="float">
            <text:p>8860</text:p>
          </table:table-cell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3-1-10: 33.334%; PFC-5-1-14: 33.333%; PFC-4-1-12: 33.333%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4-1-12 (C5F12)</text:p>
          </table:table-cell>
          <table:table-cell table:style-name="ce3" office:value-type="string" calcext:value-type="string">
            <text:p>PFC-4-1-12</text:p>
          </table:table-cell>
          <table:table-cell table:style-name="ce3"/>
          <table:table-cell table:style-name="ce4" office:value-type="percentage" office:value="0.33333" calcext:value-type="percentage">
            <text:p>33%</text:p>
          </table:table-cell>
          <table:table-cell table:number-columns-repeated="2" table:style-name="ce2" office:value-type="float" office:value="9160" calcext:value-type="float">
            <text:p>9160</text:p>
          </table:table-cell>
          <table:table-cell table:number-columns-repeated="100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PFC-3-1-10: 33.334%; PFC-5-1-14: 33.333%; PFC-4-1-12: 33.333%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5-1-14 (C6F14)</text:p>
          </table:table-cell>
          <table:table-cell table:style-name="ce3" office:value-type="string" calcext:value-type="string">
            <text:p>PFC-5-1-14</text:p>
          </table:table-cell>
          <table:table-cell table:style-name="ce3"/>
          <table:table-cell table:style-name="ce4" office:value-type="percentage" office:value="0.33333" calcext:value-type="percentage">
            <text:p>33%</text:p>
          </table:table-cell>
          <table:table-cell table:number-columns-repeated="2" table:style-name="ce2" office:value-type="float" office:value="9300" calcext:value-type="float">
            <text:p>9300</text:p>
          </table:table-cell>
          <table:table-cell table:number-columns-repeated="100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75%; HFC-134a: 2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75%; HFC-134a: 2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7%; HFC-125: 13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7%; HFC-125: 13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87" calcext:value-type="percentage">
            <text:p>87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95%; Other (Methoxytridecafluoroheptene isomers): 4%; HFC-43-10mee: 1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01" calcext:value-type="percentage">
            <text:p>1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95%; Other (Methoxytridecafluoroheptene isomers): 4%; HFC-43-10mee: 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95" calcext:value-type="percentage">
            <text:p>9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95%; Other (Methoxytridecafluoroheptene isomers): 4%; HFC-43-10mee: 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ethoxytridecafluoroheptene isomers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95.7%; Dimethyl ether: 4.3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957" calcext:value-type="percentage">
            <text:p>96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95.7%; Dimethyl ether: 4.3%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E-170 (Dimethyl ether)</text:p>
          </table:table-cell>
          <table:table-cell table:style-name="ce3" office:value-type="string" calcext:value-type="string">
            <text:p>Dimethyl ether</text:p>
          </table:table-cell>
          <table:table-cell table:style-name="ce3"/>
          <table:table-cell table:style-name="ce4" office:value-type="percentage" office:value="0.043" calcext:value-type="percentage">
            <text:p>4%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yf: 55%; HFC-134a: 4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45" calcext:value-type="percentage">
            <text:p>45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yf: 55%; HFC-134a: 45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 office:value-type="string" calcext:value-type="string">
            <text:p>HFO-1234yf</text:p>
          </table:table-cell>
          <table:table-cell table:style-name="ce4" office:value-type="percentage" office:value="0.55" calcext:value-type="percentage">
            <text:p>55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57.2%; HFC-1234yf: 30.1%; HFC-32: 12.7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127" calcext:value-type="percentage">
            <text:p>13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57.2%; HFC-1234yf: 30.1%; HFC-32: 12.7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572" calcext:value-type="percentage">
            <text:p>5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57.2%; HFC-1234yf: 30.1%; HFC-32: 12.7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 office:value-type="string" calcext:value-type="string">
            <text:p>HFO-1234yf</text:p>
          </table:table-cell>
          <table:table-cell table:style-name="ce4" office:value-type="percentage" office:value="0.301" calcext:value-type="percentage">
            <text:p>30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): 6.3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255" calcext:value-type="percentage">
            <text:p>26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): 6.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Ethanol</text:p>
          </table:table-cell>
          <table:table-cell table:style-name="ce4" office:value-type="percentage" office:value="0.063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): 6.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682" calcext:value-type="percentage">
            <text:p>6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83%; HFC-43-10mee: 10%; Other (Heptafluorocyclopentane (15290-77-4)): 7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1" calcext:value-type="percentage">
            <text:p>10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83%; HFC-43-10mee: 10%; Other (Heptafluorocyclopentane (15290-77-4)): 7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Heptafluorocyclopentane (15290-77-4)</text:p>
          </table:table-cell>
          <table:table-cell table:style-name="ce4" office:value-type="percentage" office:value="0.07" calcext:value-type="percentage">
            <text:p>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83%; HFC-43-10mee: 10%; Other (Heptafluorocyclopentane (15290-77-4)): 7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83" calcext:value-type="percentage">
            <text:p>8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7.2%; HFC-43-10mee: 18%; Other (Heptafluorocyclopentane (15290-77-4)): 12%; Other (Methanol (67-56-1)): 2.8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18" calcext:value-type="percentage">
            <text:p>18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7.2%; HFC-43-10mee: 18%; Other (Heptafluorocyclopentane (15290-77-4)): 12%; Other (Methanol (67-56-1)): 2.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ethanol (67-56-1)</text:p>
          </table:table-cell>
          <table:table-cell table:style-name="ce4" office:value-type="percentage" office:value="0.028" calcext:value-type="percentage">
            <text:p>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7.2%; HFC-43-10mee: 18%; Other (Heptafluorocyclopentane (15290-77-4)): 12%; Other (Methanol (67-56-1)): 2.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Heptafluorocyclopentane (15290-77-4)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7.2%; HFC-43-10mee: 18%; Other (Heptafluorocyclopentane (15290-77-4)): 12%; Other (Methanol (67-56-1)): 2.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672" calcext:value-type="percentage">
            <text:p>6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85%; HFC-43-10mee: 15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85%; HFC-43-10mee: 1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85" calcext:value-type="percentage">
            <text:p>8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62%; Other (1,2 Trans DCE (156-60-5)): 38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62" calcext:value-type="percentage">
            <text:p>62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62%; Other (1,2 Trans DCE (156-60-5)): 3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38" calcext:value-type="percentage">
            <text:p>3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%; Other (1,2 Trans DCE (156-60-5)): 45%; Other (Cyclopentane (287-92-3)): 5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%; Other (1,2 Trans DCE (156-60-5)): 45%; Other (Cyclopentane (287-92-3)): 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yclopentane (287-92-3)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%; Other (1,2 Trans DCE (156-60-5)): 45%; Other (Cyclopentane (287-92-3)): 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45" calcext:value-type="percentage">
            <text:p>4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2.9%; Other (1,2 Trans DCE (156-60-5)): 43%; Other (Methanol (67-56-1)): 4%; Other (Nitromethane (75-52-5)): 0.1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529" calcext:value-type="percentage">
            <text:p>53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2.9%; Other (1,2 Trans DCE (156-60-5)): 43%; Other (Methanol (67-56-1)): 4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itromethane (75-52-5)</text:p>
          </table:table-cell>
          <table:table-cell table:style-name="ce4" office:value-type="percentage" office:value="0.001" calcext:value-type="percentage">
            <text:p>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2.9%; Other (1,2 Trans DCE (156-60-5)): 43%; Other (Methanol (67-56-1)): 4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ethanol (67-56-1)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2.9%; Other (1,2 Trans DCE (156-60-5)): 43%; Other (Methanol (67-56-1)): 4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43" calcext:value-type="percentage">
            <text:p>4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9.4%; Other (Nitromethane (75-52-5)): 0.5%; Other (Zonyl UR-BALD (206009-80-5)): 0.1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994" calcext:value-type="percentage">
            <text:p>99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9.4%; Other (Nitromethane (75-52-5)): 0.5%; Other (Zonyl UR-BALD (206009-80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itromethane (75-52-5)</text:p>
          </table:table-cell>
          <table:table-cell table:style-name="ce4" office:value-type="percentage" office:value="0.005" calcext:value-type="percentage">
            <text:p>1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9.4%; Other (Nitromethane (75-52-5)): 0.5%; Other (Zonyl UR-BALD (206009-80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Zonyl UR-BALD (206009-80-5)</text:p>
          </table:table-cell>
          <table:table-cell table:style-name="ce4" office:value-type="percentage" office:value="0.001" calcext:value-type="percentage">
            <text:p>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61.94%; Other (1,2 Trans DCE (156-60-5)): 37.96%; Other (Surfactant 621 (74665-00-2)): 0.1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6194" calcext:value-type="percentage">
            <text:p>62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61.94%; Other (1,2 Trans DCE (156-60-5)): 37.96%; Other (Surfactant 621 (74665-00-2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3796" calcext:value-type="percentage">
            <text:p>3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61.94%; Other (1,2 Trans DCE (156-60-5)): 37.96%; Other (Surfactant 621 (74665-00-2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urfactant 621 (74665-00-2)</text:p>
          </table:table-cell>
          <table:table-cell table:style-name="ce4" office:value-type="percentage" office:value="0.001" calcext:value-type="percentage">
            <text:p>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6%; Other (Ethanol (64-17-5)): 4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96" calcext:value-type="percentage">
            <text:p>96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6%; Other (Ethanol (64-17-5))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Ethanol (64-17-5)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.9%; Other (1,2 Trans DCE (156-60-5)): 43%; Other (Methanol (67-56-1)): 4%; Other (Cyclopentane (287-92-3)): 2%; Other (Nitromethane (75-52-5)): 0.1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509" calcext:value-type="percentage">
            <text:p>51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.9%; Other (1,2 Trans DCE (156-60-5)): 43%; Other (Methanol (67-56-1)): 4%; Other (Cyclopentane (287-92-3)): 2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yclopentane (287-92-3)</text:p>
          </table:table-cell>
          <table:table-cell table:style-name="ce4" office:value-type="percentage" office:value="0.02" calcext:value-type="percentage">
            <text:p>2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.9%; Other (1,2 Trans DCE (156-60-5)): 43%; Other (Methanol (67-56-1)): 4%; Other (Cyclopentane (287-92-3)): 2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ethanol (67-56-1)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.9%; Other (1,2 Trans DCE (156-60-5)): 43%; Other (Methanol (67-56-1)): 4%; Other (Cyclopentane (287-92-3)): 2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43" calcext:value-type="percentage">
            <text:p>4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0.9%; Other (1,2 Trans DCE (156-60-5)): 43%; Other (Methanol (67-56-1)): 4%; Other (Cyclopentane (287-92-3)): 2%; Other (Nitromethane (75-52-5)): 0.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itromethane (75-52-5)</text:p>
          </table:table-cell>
          <table:table-cell table:style-name="ce4" office:value-type="percentage" office:value="0.001" calcext:value-type="percentage">
            <text:p>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6.75%; Other (Isopropyl alcohol (IPA) (67-63-0)): 3.25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9675" calcext:value-type="percentage">
            <text:p>97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96.75%; Other (Isopropyl alcohol (IPA) (67-63-0)): 3.2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Isopropyl alcohol (IPA) (67-63-0)</text:p>
          </table:table-cell>
          <table:table-cell table:style-name="ce4" office:value-type="percentage" office:value="0.0325" calcext:value-type="percentage">
            <text:p>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7%; Other (OS-10 (107-46-0)): 43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57" calcext:value-type="percentage">
            <text:p>57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43-10mee: 57%; Other (OS-10 (107-46-0)): 4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S-10 (107-46-0)</text:p>
          </table:table-cell>
          <table:table-cell table:style-name="ce4" office:value-type="percentage" office:value="0.43" calcext:value-type="percentage">
            <text:p>4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1" calcext:value-type="percentage">
            <text:p>11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22" calcext:value-type="percentage">
            <text:p>22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65" calcext:value-type="percentage">
            <text:p>3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218 (C3F8)</text:p>
          </table:table-cell>
          <table:table-cell table:style-name="ce3" office:value-type="string" calcext:value-type="string">
            <text:p>PFC-218</text:p>
          </table:table-cell>
          <table:table-cell table:style-name="ce3"/>
          <table:table-cell table:style-name="ce4" office:value-type="percentage" office:value="0.125" calcext:value-type="percentage">
            <text:p>13%</text:p>
          </table:table-cell>
          <table:table-cell table:number-columns-repeated="2" table:style-name="ce2" office:value-type="float" office:value="8830" calcext:value-type="float">
            <text:p>8830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CH4 (Methane)</text:p>
          </table:table-cell>
          <table:table-cell table:style-name="ce3" office:value-type="string" calcext:value-type="string">
            <text:p>Methane</text:p>
          </table:table-cell>
          <table:table-cell table:style-name="ce3"/>
          <table:table-cell table:style-name="ce4" office:value-type="percentage" office:value="0.035" calcext:value-type="percentage">
            <text:p>4%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35" calcext:value-type="percentage">
            <text:p>4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6.5%; HFC-245fa: 22%; PFC-218: 12.5%; HFC-23: 11%; Isobutane: 7%; Other (Argon): 4%; Methane: 3.5%; Ethane: 3.5%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600A (Isobutane)</text:p>
          </table:table-cell>
          <table:table-cell table:style-name="ce3" office:value-type="string" calcext:value-type="string">
            <text:p>Isobutane</text:p>
          </table:table-cell>
          <table:table-cell table:style-name="ce3"/>
          <table:table-cell table:style-name="ce4" office:value-type="percentage" office:value="0.07" calcext:value-type="percentage">
            <text:p>7%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R 22): 99%; Other (R12): 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R12</text:p>
          </table:table-cell>
          <table:table-cell table:style-name="ce4" office:value-type="percentage" office:value="0.01" calcext:value-type="percentage">
            <text:p>1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R 22): 99%; Other (R12): 1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R 22</text:p>
          </table:table-cell>
          <table:table-cell table:style-name="ce4" office:value-type="percentage" office:value="0.99" calcext:value-type="percentage">
            <text:p>99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25.7%; HFC-1234yf: 25.3%; HFC-125: 24.7%; HFC-32: 24.3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43" calcext:value-type="percentage">
            <text:p>24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25.7%; HFC-1234yf: 25.3%; HFC-125: 24.7%; HFC-32: 24.3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47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25.7%; HFC-1234yf: 25.3%; HFC-125: 24.7%; HFC-32: 24.3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257" calcext:value-type="percentage">
            <text:p>26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25.7%; HFC-1234yf: 25.3%; HFC-125: 24.7%; HFC-32: 24.3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253" calcext:value-type="percentage">
            <text:p>25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45fa: 30%; PFC-14: 29%; HFC-23: 23%; HFC-125: 13%; Other (Argon):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3" calcext:value-type="percentage">
            <text:p>23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45fa: 30%; PFC-14: 29%; HFC-23: 23%; HFC-125: 13%; Other (Argon):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45fa: 30%; PFC-14: 29%; HFC-23: 23%; HFC-125: 13%; Other (Argon): 5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45fa: 30%; PFC-14: 29%; HFC-23: 23%; HFC-125: 13%; Other (Argon): 5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9" calcext:value-type="percentage">
            <text:p>29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45fa: 30%; PFC-14: 29%; HFC-23: 23%; HFC-125: 13%; Other (Argon): 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%; PFC-14: 30%; HFC-23: 20%; HFC-125: 13%; Other (Argon): 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%; PFC-14: 30%; HFC-23: 20%; HFC-125: 13%; Other (Argon): 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3" calcext:value-type="percentage">
            <text:p>13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%; PFC-14: 30%; HFC-23: 20%; HFC-125: 13%; Other (Argon): 4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3" calcext:value-type="percentage">
            <text:p>33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%; PFC-14: 30%; HFC-23: 20%; HFC-125: 13%; Other (Argon): 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3%; PFC-14: 30%; HFC-23: 20%; HFC-125: 13%; Other (Argon)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%; PFC-14: 28%; HFC-125: 15%; HFC-23: 15%; Other (argon): 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%; PFC-14: 28%; HFC-125: 15%; HFC-23: 15%; Other (argon): 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5" calcext:value-type="percentage">
            <text:p>1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%; PFC-14: 28%; HFC-125: 15%; HFC-23: 15%; Other (argon): 4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8" calcext:value-type="percentage">
            <text:p>38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%; PFC-14: 28%; HFC-125: 15%; HFC-23: 15%; Other (argon): 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8" calcext:value-type="percentage">
            <text:p>28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8%; PFC-14: 28%; HFC-125: 15%; HFC-23: 15%; Other (argon)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67.39%; HFC-134a: 32.61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6739" calcext:value-type="percentage">
            <text:p>6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67.39%; HFC-134a: 32.61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3261" calcext:value-type="percentage">
            <text:p>33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0.1%; HFC-125: 19.9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99" calcext:value-type="percentage">
            <text:p>2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34a: 80.1%; HFC-125: 19.9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801" calcext:value-type="percentage">
            <text:p>8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 20%; HFC-125: 20%; HFC-143a: 20%; HFC-32: 20%; HFC-134a: 2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 20%; HFC-125: 20%; HFC-143a: 20%; HFC-32: 20%; HFC-134a: 20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 20%; HFC-125: 20%; HFC-143a: 20%; HFC-32: 20%; HFC-134a: 20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 20%; HFC-125: 20%; HFC-143a: 20%; HFC-32: 20%; HFC-134a: 20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43a (1,1,1-trifluoroethane)</text:p>
          </table:table-cell>
          <table:table-cell table:style-name="ce3" office:value-type="string" calcext:value-type="string">
            <text:p>HFC-143a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4470" calcext:value-type="float">
            <text:p>4470</text:p>
          </table:table-cell>
          <table:table-cell table:number-columns-repeated="100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27ea: 20%; HFC-125: 20%; HFC-143a: 20%; HFC-32: 20%; HFC-134a: 20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27ea (1,1,1,2,3,3,3-heptafluoropropane)</text:p>
          </table:table-cell>
          <table:table-cell table:style-name="ce3" office:value-type="string" calcext:value-type="string">
            <text:p>HFC-227ea</text:p>
          </table:table-cell>
          <table:table-cell table:style-name="ce3"/>
          <table:table-cell table:style-name="ce4" office:value-type="percentage" office:value="0.2" calcext:value-type="percentage">
            <text:p>20%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6" calcext:value-type="percentage">
            <text:p>26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6" calcext:value-type="percentage">
            <text:p>26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34" calcext:value-type="percentage">
            <text:p>34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26%; HFC-125: 26%; Ethane: 5%; HFC-23: 5%; Other (Argon): 4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8" calcext:value-type="percentage">
            <text:p>28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4" calcext:value-type="percentage">
            <text:p>4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33" calcext:value-type="percentage">
            <text:p>33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3%; PFC-14: 28%; HFC-125: 25%; Ethane: 5%; HFC-23: 5%; Other (Argon): 4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5" calcext:value-type="percentage">
            <text:p>5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7" calcext:value-type="percentage">
            <text:p>3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6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24" calcext:value-type="percentage">
            <text:p>24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7%; HFC-125: 25%; HFE-347 mcc3 (HFE-7000): 24%; Other (Argon): 6%; HFC-23: 5%; Ethane: 3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4" calcext:value-type="percentage">
            <text:p>4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7" calcext:value-type="percentage">
            <text:p>2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3" calcext:value-type="percentage">
            <text:p>30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30%; HFE-347 mcc3 (HFE-7000): 30%; PFC-14: 27%; Other (Argon): 5%; Ethane: 4%; HFC-23: 4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4" calcext:value-type="percentage">
            <text:p>4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60%; Other (Argon): 12%; HFC-125: 12%; Ethane: 9%; HFC-23: 7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7" calcext:value-type="percentage">
            <text:p>7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60%; Other (Argon): 12%; HFC-125: 12%; Ethane: 9%; HFC-23: 7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2" calcext:value-type="percentage">
            <text:p>12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60%; Other (Argon): 12%; HFC-125: 12%; Ethane: 9%; HFC-23: 7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6" calcext:value-type="percentage">
            <text:p>60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60%; Other (Argon): 12%; HFC-125: 12%; Ethane: 9%; HFC-23: 7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12" calcext:value-type="percentage">
            <text:p>12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60%; Other (Argon): 12%; HFC-125: 12%; Ethane: 9%; HFC-23: 7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9" calcext:value-type="percentage">
            <text:p>9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6" calcext:value-type="percentage">
            <text:p>26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1" calcext:value-type="percentage">
            <text:p>3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03" calcext:value-type="percentage">
            <text:p>3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34" calcext:value-type="percentage">
            <text:p>34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E-347 mcc3 (HFE-7000): 34%; PFC-14: 31%; HFC-125: 26%; Other (Argon): 3%; Ethane: 3%; HFC-23: 3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03" calcext:value-type="percentage">
            <text:p>3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65%; Other (perfluoropolymethylisopropylether (PFPMIE)): 35%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65mfc (1,1,1,3,3-pentafluorobutane)</text:p>
          </table:table-cell>
          <table:table-cell table:style-name="ce3" office:value-type="string" calcext:value-type="string">
            <text:p>HFC-365mfc</text:p>
          </table:table-cell>
          <table:table-cell table:style-name="ce3"/>
          <table:table-cell table:style-name="ce4" office:value-type="percentage" office:value="0.65" calcext:value-type="percentage">
            <text:p>65%</text:p>
          </table:table-cell>
          <table:table-cell table:number-columns-repeated="2" table:style-name="ce2"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65mfc: 65%; Other (perfluoropolymethylisopropylether (PFPMIE)): 3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perfluoropolymethylisopropylether (PFPMIE)</text:p>
          </table:table-cell>
          <table:table-cell table:style-name="ce4" office:value-type="percentage" office:value="0.35" calcext:value-type="percentage">
            <text:p>3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25%; HFC-32: 25%; HFC-1234yf: 25%; HFC-134a: 2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25%; HFC-32: 25%; HFC-1234yf: 25%; HFC-134a: 2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25%; HFC-32: 25%; HFC-1234yf: 25%; HFC-134a: 2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34a (1,1,1,2-tetrafluoroethane)</text:p>
          </table:table-cell>
          <table:table-cell table:style-name="ce3" office:value-type="string" calcext:value-type="string">
            <text:p>HFC-134a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1430" calcext:value-type="float">
            <text:p>1430</text:p>
          </table:table-cell>
          <table:table-cell table:number-columns-repeated="100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5: 25%; HFC-32: 25%; HFC-1234yf: 25%; HFC-134a: 25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 (64-17-5)): 6.3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43-10mee (1,1,1,2,2,3,4,5,5,5-decafluoropentane)</text:p>
          </table:table-cell>
          <table:table-cell table:style-name="ce3" office:value-type="string" calcext:value-type="string">
            <text:p>HFC-43-10mee</text:p>
          </table:table-cell>
          <table:table-cell table:style-name="ce3"/>
          <table:table-cell table:style-name="ce4" office:value-type="percentage" office:value="0.255" calcext:value-type="percentage">
            <text:p>26%</text:p>
          </table:table-cell>
          <table:table-cell table:number-columns-repeated="2" table:style-name="ce2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 (64-17-5)): 6.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1,2 Trans DCE (156-60-5)</text:p>
          </table:table-cell>
          <table:table-cell table:style-name="ce4" office:value-type="percentage" office:value="0.682" calcext:value-type="percentage">
            <text:p>68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Other (1,2 Trans DCE (156-60-5)): 68.2%; HFC-43-10mee: 25.5%; Other (Ethanol (64-17-5)): 6.3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Ethanol (64-17-5)</text:p>
          </table:table-cell>
          <table:table-cell table:style-name="ce4" office:value-type="percentage" office:value="0.063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2: 78.5%; HFC-1234yf: 21.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785" calcext:value-type="percentage">
            <text:p>79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32: 78.5%; HFC-1234yf: 21.5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215" calcext:value-type="percentage">
            <text:p>22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yf: 65%; HFC-32: 3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32 (difluoromethane)</text:p>
          </table:table-cell>
          <table:table-cell table:style-name="ce3" office:value-type="string" calcext:value-type="string">
            <text:p>HFC-32</text:p>
          </table:table-cell>
          <table:table-cell table:style-name="ce3"/>
          <table:table-cell table:style-name="ce4" office:value-type="percentage" office:value="0.35" calcext:value-type="percentage">
            <text:p>35%</text:p>
          </table:table-cell>
          <table:table-cell table:number-columns-repeated="2" table:style-name="ce2"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1234yf: 65%; HFC-32: 35%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Unsaturated HFCs and HCFCs</text:p>
          </table:table-cell>
          <table:table-cell table:number-columns-repeated="2" table:style-name="ce3" office:value-type="string" calcext:value-type="string">
            <text:p>HFC-1234yf</text:p>
          </table:table-cell>
          <table:table-cell table:style-name="ce3"/>
          <table:table-cell table:style-name="ce4" office:value-type="percentage" office:value="0.65" calcext:value-type="percentage">
            <text:p>65%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165" calcext:value-type="percentage">
            <text:p>17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Es and alcohols</text:p>
          </table:table-cell>
          <table:table-cell table:number-columns-repeated="2" table:style-name="ce3" office:value-type="string" calcext:value-type="string">
            <text:p>HFE-347 mcc3 (HFE-7000)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Ethane: 16.7%; HFE-347 mcc3 (HFE-7000): 16.7%; PFC-14: 16.7%; HFC-23: 16.7%; HFC-125: 16.7%; Other (Argon): 16.5%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on-fluorinated substances</text:p>
          </table:table-cell>
          <table:table-cell table:style-name="ce3" office:value-type="string" calcext:value-type="string">
            <text:p>R-170 (Ethane)</text:p>
          </table:table-cell>
          <table:table-cell table:style-name="ce3" office:value-type="string" calcext:value-type="string">
            <text:p>Ethane</text:p>
          </table:table-cell>
          <table:table-cell table:style-name="ce3"/>
          <table:table-cell table:style-name="ce4" office:value-type="percentage" office:value="0.167" calcext:value-type="percentage">
            <text:p>17%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Argon): 50%; PFC-14: 50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Non-HFC mixtures</text:p>
          </table:table-cell>
          <table:table-cell table:number-columns-repeated="2" table:style-name="ce3" office:value-type="string" calcext:value-type="string">
            <text:p>Mix: Other (Argon): 50%; PFC-14: 50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rg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5.7%; PFC-14: 27%; HFC-23: 18.1%; HFC-125: 14.6%; Other (-AR): 4.6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81" calcext:value-type="percentage">
            <text:p>18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5.7%; PFC-14: 27%; HFC-23: 18.1%; HFC-125: 14.6%; Other (-AR): 4.6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46" calcext:value-type="percentage">
            <text:p>15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5.7%; PFC-14: 27%; HFC-23: 18.1%; HFC-125: 14.6%; Other (-AR): 4.6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57" calcext:value-type="percentage">
            <text:p>36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5.7%; PFC-14: 27%; HFC-23: 18.1%; HFC-125: 14.6%; Other (-AR): 4.6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7" calcext:value-type="percentage">
            <text:p>2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5.7%; PFC-14: 27%; HFC-23: 18.1%; HFC-125: 14.6%; Other (-AR): 4.6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-AR</text:p>
          </table:table-cell>
          <table:table-cell table:style-name="ce4" office:value-type="percentage" office:value="0.046" calcext:value-type="percentage">
            <text:p>5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7.8%; PFC-14: 27.3%; HFC-23: 17.9%; HFC-125: 11.2%; Other (-AR): 5.8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179" calcext:value-type="percentage">
            <text:p>18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7.8%; PFC-14: 27.3%; HFC-23: 17.9%; HFC-125: 11.2%; Other (-AR): 5.8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12" calcext:value-type="percentage">
            <text:p>11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7.8%; PFC-14: 27.3%; HFC-23: 17.9%; HFC-125: 11.2%; Other (-AR): 5.8%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6fa (1,1,1,3,3,3-hexafluoropropane)</text:p>
          </table:table-cell>
          <table:table-cell table:style-name="ce3" office:value-type="string" calcext:value-type="string">
            <text:p>HFC-236fa</text:p>
          </table:table-cell>
          <table:table-cell table:style-name="ce3"/>
          <table:table-cell table:style-name="ce4" office:value-type="percentage" office:value="0.378" calcext:value-type="percentage">
            <text:p>38%</text:p>
          </table:table-cell>
          <table:table-cell table:number-columns-repeated="2" table:style-name="ce2" office:value-type="float" office:value="9810" calcext:value-type="float">
            <text:p>9810</text:p>
          </table:table-cell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7.8%; PFC-14: 27.3%; HFC-23: 17.9%; HFC-125: 11.2%; Other (-AR): 5.8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273" calcext:value-type="percentage">
            <text:p>27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HFC-236fa: 37.8%; PFC-14: 27.3%; HFC-23: 17.9%; HFC-125: 11.2%; Other (-AR): 5.8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-AR</text:p>
          </table:table-cell>
          <table:table-cell table:style-name="ce4" office:value-type="percentage" office:value="0.058" calcext:value-type="percentage">
            <text:p>6%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6%; HFC-245fa: 30.3%; HFC-23: 22.2%; HFC-125: 11.9%; Other (-AR):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3 (trifluoromethane, fluoroform)</text:p>
          </table:table-cell>
          <table:table-cell table:style-name="ce3" office:value-type="string" calcext:value-type="string">
            <text:p>HFC-23</text:p>
          </table:table-cell>
          <table:table-cell table:style-name="ce3"/>
          <table:table-cell table:style-name="ce4" office:value-type="percentage" office:value="0.222" calcext:value-type="percentage">
            <text:p>22%</text:p>
          </table:table-cell>
          <table:table-cell table:number-columns-repeated="2" table:style-name="ce2" office:value-type="float" office:value="14800" calcext:value-type="float">
            <text:p>14800</text:p>
          </table:table-cell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6%; HFC-245fa: 30.3%; HFC-23: 22.2%; HFC-125: 11.9%; Other (-AR):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125 (pentafluoroethane)</text:p>
          </table:table-cell>
          <table:table-cell table:style-name="ce3" office:value-type="string" calcext:value-type="string">
            <text:p>HFC-125</text:p>
          </table:table-cell>
          <table:table-cell table:style-name="ce3"/>
          <table:table-cell table:style-name="ce4" office:value-type="percentage" office:value="0.119" calcext:value-type="percentage">
            <text:p>12%</text:p>
          </table:table-cell>
          <table:table-cell table:number-columns-repeated="2" table:style-name="ce2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6%; HFC-245fa: 30.3%; HFC-23: 22.2%; HFC-125: 11.9%; Other (-AR): 5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Cs</text:p>
          </table:table-cell>
          <table:table-cell table:style-name="ce3" office:value-type="string" calcext:value-type="string">
            <text:p>HFC-245fa (1,1,1,3,3-pentafluoropropane)</text:p>
          </table:table-cell>
          <table:table-cell table:style-name="ce3" office:value-type="string" calcext:value-type="string">
            <text:p>HFC-245fa</text:p>
          </table:table-cell>
          <table:table-cell table:style-name="ce3"/>
          <table:table-cell table:style-name="ce4" office:value-type="percentage" office:value="0.303" calcext:value-type="percentage">
            <text:p>30%</text:p>
          </table:table-cell>
          <table:table-cell table:number-columns-repeated="2" table:style-name="ce2" office:value-type="float" office:value="1030" calcext:value-type="float">
            <text:p>1030</text:p>
          </table:table-cell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6%; HFC-245fa: 30.3%; HFC-23: 22.2%; HFC-125: 11.9%; Other (-AR): 5%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PFCs</text:p>
          </table:table-cell>
          <table:table-cell table:style-name="ce3" office:value-type="string" calcext:value-type="string">
            <text:p>PFC-14 (CF4)</text:p>
          </table:table-cell>
          <table:table-cell table:style-name="ce3" office:value-type="string" calcext:value-type="string">
            <text:p>PFC-14</text:p>
          </table:table-cell>
          <table:table-cell table:style-name="ce3"/>
          <table:table-cell table:style-name="ce4" office:value-type="percentage" office:value="0.306" calcext:value-type="percentage">
            <text:p>31%</text:p>
          </table:table-cell>
          <table:table-cell table:number-columns-repeated="2" table:style-name="ce2" office:value-type="float" office:value="7390" calcext:value-type="float">
            <text:p>7390</text:p>
          </table:table-cell>
          <table:table-cell table:number-columns-repeated="100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FC mixtures</text:p>
          </table:table-cell>
          <table:table-cell table:number-columns-repeated="2" table:style-name="ce3" office:value-type="string" calcext:value-type="string">
            <text:p>Mix: PFC-14: 30.6%; HFC-245fa: 30.3%; HFC-23: 22.2%; HFC-125: 11.9%; Other (-AR): 5%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ther gases</text:p>
          </table:table-cell>
          <table:table-cell table:style-name="ce3" office:value-type="string" calcext:value-type="string">
            <text:p>Other (no F-gas of Regulation 517/2014)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-AR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5" table:number-columns-repeated="2"/>
          <table:table-cell table:number-columns-repeated="1009"/>
        </table:table-row>
        <table:table-row table:style-name="ro1" table:number-rows-repeated="10481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ry_5f_blendcomposition_5f_details" style:display-name="PageStyle_qry_blendcomposition_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reiner</meta:initial-creator>
    <dc:creator>Benjamin Greiner</dc:creator>
    <meta:creation-date>2016-11-28T11:12:11</meta:creation-date>
    <dc:date>2016-12-19T16:51:45</dc:date>
    <meta:editing-duration>P0D</meta:editing-duration>
    <meta:generator>LibreOffice/5.1.4.2$Linux_X86_64 LibreOffice_project/10m0$Build-2</meta:generator>
    <meta:document-statistic meta:table-count="1" meta:cell-count="6070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